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text-underline-style="none" officeooo:rsid="0013eda3" officeooo:paragraph-rsid="0013eda3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text-underline-style="none" officeooo:rsid="0014e8ae" officeooo:paragraph-rsid="0014e8a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style:text-underline-style="none" officeooo:rsid="0017a161" officeooo:paragraph-rsid="0017a161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style:text-underline-style="none" officeooo:rsid="0017ab9a" officeooo:paragraph-rsid="0017ab9a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386d7" officeooo:paragraph-rsid="001386d7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657d3" officeooo:paragraph-rsid="001657d3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7ab9a" officeooo:paragraph-rsid="0017ab9a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fo:font-style="normal" style:text-underline-style="none" officeooo:rsid="0017a161" officeooo:paragraph-rsid="0017a161" style:language-asian="zxx" style:country-asian="none" style:font-style-asian="normal" style:language-complex="zxx" style:country-complex="none" style:font-style-complex="normal"/>
    </style:style>
    <style:style style:name="P9" style:family="paragraph" style:parent-style-name="Standard">
      <style:text-properties fo:language="zxx" fo:country="none" style:text-underline-style="none" officeooo:rsid="001657d3" officeooo:paragraph-rsid="001657d3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style:text-underline-style="none" officeooo:rsid="001386d7" officeooo:paragraph-rsid="001386d7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style:text-underline-style="none" officeooo:rsid="0017a161" officeooo:paragraph-rsid="0017a161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style:text-underline-style="none" officeooo:rsid="0014e8ae" officeooo:paragraph-rsid="001cfb17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style:text-underline-style="none" officeooo:rsid="0014e8ae" officeooo:paragraph-rsid="0014e8ae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style:text-underline-style="solid" style:text-underline-width="auto" style:text-underline-color="font-color" officeooo:rsid="0017a161" officeooo:paragraph-rsid="0013eda3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style:text-underline-style="solid" style:text-underline-width="auto" style:text-underline-color="font-color" officeooo:rsid="0013eda3" officeooo:paragraph-rsid="0013eda3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fo:font-style="normal" style:text-underline-style="solid" style:text-underline-width="auto" style:text-underline-color="font-color" officeooo:rsid="0013eda3" officeooo:paragraph-rsid="0013eda3" style:language-asian="zxx" style:country-asian="none" style:font-style-asian="normal" style:language-complex="zxx" style:country-complex="none" style:font-style-complex="normal"/>
    </style:style>
    <style:style style:name="P17" style:family="paragraph" style:parent-style-name="Standard">
      <style:text-properties fo:language="zxx" fo:country="none" fo:font-style="normal" style:text-underline-style="none" officeooo:rsid="00192217" officeooo:paragraph-rsid="00192217" style:language-asian="zxx" style:country-asian="none" style:font-style-asian="normal" style:language-complex="zxx" style:country-complex="none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c5f49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657d3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14e8ae"/>
    </style:style>
    <style:style style:name="T8" style:family="text">
      <style:text-properties officeooo:rsid="0017a161"/>
    </style:style>
    <style:style style:name="T9" style:family="text">
      <style:text-properties officeooo:rsid="0017ab9a"/>
    </style:style>
    <style:style style:name="T10" style:family="text">
      <style:text-properties officeooo:rsid="00183d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One to one relations <text:span text:style-name="T10">total participation is </text:span>"pulled into" each other.</text:p>
      <text:p text:style-name="P5"/>
      <text:p text:style-name="P5">Billing_info(<text:span text:style-name="T1">userid,</text:span><text:span text:style-name="T3"> </text:span><text:span text:style-name="T1">card_number</text:span>, <text:span text:style-name="T1">ccv</text:span>, <text:span text:style-name="T1">exp_month</text:span>, <text:span text:style-name="T1">exp_</text:span><text:span text:style-name="T2">year</text:span>)</text:p>
      <text:p text:style-name="P6"/>
      <text:p text:style-name="P6"/>
      <text:p text:style-name="P5">User(<text:span text:style-name="T1">userid,</text:span><text:span text:style-name="T3"> username</text:span><text:span text:style-name="T1">,</text:span><text:span text:style-name="T3"> password, email, phone, admin)</text:span></text:p>
      <text:p text:style-name="P9"/>
      <text:p text:style-name="P9">Every User has a unique userid</text:p>
      <text:p text:style-name="P9">Usernames are unique</text:p>
      <text:p text:style-name="P9"/>
      <text:p text:style-name="P9"/>
      <text:p text:style-name="P5"><text:span text:style-name="T3">User_orders(</text:span><text:span text:style-name="T1">userid, orderid)</text:span></text:p>
      <text:p text:style-name="P2"/>
      <text:p text:style-name="P2">User_Address(<text:span text:style-name="T1">userid, addressid)</text:span></text:p>
      <text:p text:style-name="P2">Address(<text:span text:style-name="T1">addressid,</text:span> co<text:span text:style-name="T8">u</text:span>ntry, province, code, street_number, street)</text:p>
      <text:p text:style-name="P10"/>
      <text:p text:style-name="P9">Every address has a unique addressid</text:p>
      <text:p text:style-name="P3">code -&gt; province</text:p>
      <text:p text:style-name="P3"/>
      <text:p text:style-name="P9"/>
      <text:p text:style-name="P9"/>
      <text:p text:style-name="P5"><text:span text:style-name="T3">Orders(</text:span><text:span text:style-name="T1">orderid,</text:span><text:span text:style-name="T3"> tracking_number, carrier, date, </text:span><text:span text:style-name="T4">price</text:span><text:span text:style-name="T3">)</text:span></text:p>
      <text:p text:style-name="P3">tracking_number -&gt; carrier</text:p>
      <text:p text:style-name="P9">Every order has a unique orderid,</text:p>
      <text:p text:style-name="P9"/>
      <text:p text:style-name="P9"/>
      <text:p text:style-name="P5"><text:span text:style-name="T3">OrderIterms(</text:span><text:span text:style-name="T1">orderid,</text:span><text:span text:style-name="T3"> </text:span><text:span text:style-name="T1">isbn, </text:span><text:span text:style-name="T4">quantity</text:span><text:span text:style-name="T1">)</text:span></text:p>
      <text:p text:style-name="P3">orderid, isbn -&gt; quantity</text:p>
      <text:p text:style-name="P1"/>
      <text:p text:style-name="P1">Book(<text:span text:style-name="T1">isbn,</text:span> title, papges, sale_price, purchase_price, coverURL, available, <text:span text:style-name="T9">quantity</text:span>)</text:p>
      <text:p text:style-name="P3">isbn-&gt;everything</text:p>
      <text:p text:style-name="P14"/>
      <text:p text:style-name="P15"/>
      <text:p text:style-name="P1">Publisher(<text:span text:style-name="T1">publisherid,</text:span> name, email, phone, <text:span text:style-name="T7">addressid, </text:span><text:span text:style-name="T9">branch_transit, financial_institution, account_number</text:span>)</text:p>
      <text:p text:style-name="P8">publisherid -&gt; everything</text:p>
      <text:p text:style-name="P8"/>
      <text:p text:style-name="P8"/>
      <text:p text:style-name="P1">Genre(<text:span text:style-name="T1">genreid,</text:span> name)</text:p>
      <text:p text:style-name="P4">genreid-&gt;name</text:p>
      <text:p text:style-name="P1">Author(<text:span text:style-name="T1">authorid,</text:span> name)</text:p>
      <text:p text:style-name="P4">authorid-&gt;name</text:p>
      <text:p text:style-name="P4"/>
      <text:p text:style-name="P1">Book_genre(<text:span text:style-name="T6">isbn, genreid)</text:span></text:p>
      <text:p text:style-name="P1"><text:span text:style-name="T5">Book_author</text:span><text:span text:style-name="T6">(isbn, authorid)</text:span></text:p>
      <text:p text:style-name="P16"/>
      <text:p text:style-name="P1">Book_publisher<text:span text:style-name="T1">(</text:span><text:span text:style-name="T6">isbn, </text:span><text:span text:style-name="T5">publisherid, royalty</text:span><text:span text:style-name="T6">)</text:span></text:p>
      <text:p text:style-name="P17">isbn-&gt;all</text:p>
      <text:p text:style-name="P17"/>
      <text:p text:style-name="P2"><text:soft-page-break/><text:span text:style-name="T5">Publisher_orders(</text:span><text:span text:style-name="T6">pub_orderid,</text:span><text:span text:style-name="T5"> isbn, publisherid, datem quantity, recieved, price)</text:span>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7T10:04:32.977595345</meta:creation-date>
    <dc:date>2021-12-17T23:17:52.201941658</dc:date>
    <meta:editing-duration>PT10H11M38S</meta:editing-duration>
    <meta:editing-cycles>4</meta:editing-cycles>
    <meta:generator>LibreOffice/7.2.3.2$Linux_X86_64 LibreOffice_project/20$Build-2</meta:generator>
    <meta:document-statistic meta:table-count="0" meta:image-count="0" meta:object-count="0" meta:page-count="2" meta:paragraph-count="28" meta:word-count="112" meta:character-count="1068" meta:non-whitespace-character-count="984"/>
  </office:meta>
</office:document-meta>
</file>